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fill="solid" draw:fill-color="#ffffff" draw:textarea-horizontal-align="center" draw:textarea-vertical-align="middle" loext:decorative="false"/>
    </style:style>
    <style:style style:name="gr3" style:family="graphic" style:parent-style-name="standard">
      <style:graphic-properties draw:marker-end="Arrow" draw:marker-end-width="0.508cm" draw:fill="solid" draw:fill-color="#ffffff" draw:textarea-horizontal-align="center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6cm" fo:min-width="4.913cm" loext:decorative="false"/>
      <style:paragraph-properties style:writing-mode="lr-tb"/>
    </style:style>
    <style:style style:name="gr5" style:family="graphic" style:parent-style-name="standard">
      <style:graphic-properties draw:marker-end="Arrow" draw:marker-end-width="0.457cm" draw:fill="solid" draw:fill-color="#ffffff" draw:textarea-horizontal-align="center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2cm" fo:min-width="3.939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6cm" fo:min-width="3.071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cm" fo:min-width="11.906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38cm" fo:min-width="17.82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138cm" fo:min-width="18.667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38cm" fo:min-width="25.8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38cm" fo:min-width="23.332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38cm" fo:min-width="23.33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8.079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7.173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019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2cm" fo:min-width="6.132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6cm" fo:min-width="5.226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26cm" fo:min-width="5.215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738cm" fo:min-width="25.029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338cm" fo:min-width="27.146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38cm" fo:min-width="13.998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8cm" fo:min-width="25.88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8cm" fo:min-width="22.909cm" loext:decorative="false"/>
      <style:paragraph-properties style:writing-mode="lr-tb"/>
    </style:style>
    <style:style style:name="pr1" style:family="presentation" style:parent-style-name="Default-title">
      <style:graphic-properties draw:fill-color="#ffffff" draw:auto-grow-height="true" fo:min-height="2.63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Default-outline1" style:list-style-name="L2">
      <style:graphic-properties draw:fill-color="#ffffff" fo:min-height="10.538cm" loext:decorative="false"/>
      <style:paragraph-properties style:writing-mode="lr-tb"/>
    </style:style>
    <style:style style:name="pr5" style:family="presentation" style:parent-style-name="Default-outline1" style:list-style-name="L2">
      <style:graphic-properties draw:fill-color="#ffffff" fo:min-height="10.207cm" loext:decorative="false"/>
      <style:paragraph-properties style:writing-mode="lr-tb"/>
    </style:style>
    <style:style style:name="pr6" style:family="presentation" style:parent-style-name="Default-outline1" style:list-style-name="L2">
      <style:graphic-properties draw:fill-color="#ffffff" fo:min-height="10.207cm" loext:decorative="false"/>
      <style:paragraph-properties style:writing-mode="lr-tb"/>
    </style:style>
    <style:style style:name="pr7" style:family="presentation" style:parent-style-name="Default-outline1" style:list-style-name="L2">
      <style:graphic-properties draw:fill-color="#ffffff" fo:min-height="10.207cm" loext:decorative="false"/>
      <style:paragraph-properties style:writing-mode="lr-tb"/>
    </style:style>
    <style:style style:name="pr8" style:family="presentation" style:parent-style-name="Default-outline1" style:list-style-name="L2">
      <style:graphic-properties draw:fill-color="#ffffff" fo:min-height="10.207cm" loext:decorative="false"/>
      <style:paragraph-properties style:writing-mode="lr-tb"/>
    </style:style>
    <style:style style:name="pr9" style:family="presentation" style:parent-style-name="Default-outline1" style:list-style-name="L2">
      <style:graphic-properties draw:fill-color="#ffffff" fo:min-height="10.207cm" loext:decorative="false"/>
      <style:paragraph-properties style:writing-mode="lr-tb"/>
    </style:style>
    <style:style style:name="pr10" style:family="presentation" style:parent-style-name="Default-outline1" style:list-style-name="L2">
      <style:graphic-properties draw:fill-color="#ffffff" fo:min-height="10.207cm" loext:decorative="false"/>
      <style:paragraph-properties style:writing-mode="lr-tb"/>
    </style:style>
    <style:style style:name="pr11" style:family="presentation" style:parent-style-name="Default-outline1" style:list-style-name="L2">
      <style:graphic-properties draw:fill-color="#ffffff" fo:min-height="10.207cm" loext:decorative="false"/>
      <style:paragraph-properties style:writing-mode="lr-tb"/>
    </style:style>
    <style:style style:name="pr12" style:family="presentation" style:parent-style-name="Default-outline1" style:list-style-name="L2">
      <style:graphic-properties draw:fill-color="#ffffff" fo:min-height="10.207cm" loext:decorative="false"/>
      <style:paragraph-properties style:writing-mode="lr-tb"/>
    </style:style>
    <style:style style:name="pr13" style:family="presentation" style:parent-style-name="Default-outline1" style:list-style-name="L2">
      <style:graphic-properties draw:fill-color="#ffffff" fo:min-height="10.207cm" loext:decorative="false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24pt"/>
    </style:style>
    <style:style style:name="P4" style:family="paragraph">
      <loext:graphic-properties draw:fill-color="#ffffff"/>
      <style:paragraph-properties fo:margin-left="0cm" fo:margin-right="0cm" fo:text-indent="0cm"/>
      <style:text-properties fo:font-size="24pt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style:paragraph-properties fo:margin-left="0cm" fo:margin-right="0cm" fo:text-indent="0cm"/>
      <style:text-properties fo:font-size="15pt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fo:font-size="15pt"/>
    </style:style>
    <style:style style:name="P9" style:family="paragraph">
      <loext:graphic-properties draw:fill="solid" draw:fill-color="#ffffff"/>
      <style:paragraph-properties fo:text-align="center"/>
      <style:text-properties fo:font-size="20pt"/>
    </style:style>
    <style:style style:name="P10" style:family="paragraph">
      <loext:graphic-properties draw:fill-color="#ffffff"/>
      <style:paragraph-properties fo:margin-left="0cm" fo:margin-right="0cm" fo:text-indent="0cm"/>
      <style:text-properties style:font-name="Courier New"/>
    </style:style>
    <style:style style:name="P11" style:family="paragraph">
      <loext:graphic-properties draw:fill="none" draw:fill-color="#ffffff"/>
      <style:paragraph-properties fo:margin-left="0cm" fo:margin-right="0cm" fo:text-indent="0cm"/>
      <style:text-properties style:font-name="Courier New" fo:font-size="15pt"/>
    </style:style>
    <style:style style:name="P12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13" style:family="paragraph">
      <loext:graphic-properties draw:fill="none" draw:fill-color="#ffffff"/>
      <style:paragraph-properties fo:margin-left="0cm" fo:margin-right="0cm" fo:text-indent="0cm"/>
      <style:text-properties style:font-name="Courier New" fo:font-size="16pt" style:font-size-asian="16pt" style:font-size-complex="16pt"/>
    </style:style>
    <style:style style:name="P14" style:family="paragraph">
      <loext:graphic-properties draw:fill="solid" draw:fill-color="#ffffff"/>
      <style:paragraph-properties fo:text-align="center"/>
      <style:text-properties style:font-name="Courier New" fo:font-size="20pt"/>
    </style:style>
    <style:style style:name="P15" style:family="paragraph">
      <style:paragraph-properties fo:margin-left="0cm" fo:margin-right="0cm" fo:text-indent="0cm"/>
      <style:text-properties style:font-name="Courier New" fo:font-size="16.5pt"/>
    </style:style>
    <style:style style:name="P16" style:family="paragraph">
      <loext:graphic-properties draw:fill="none" draw:fill-color="#ffffff"/>
      <style:paragraph-properties fo:margin-left="0cm" fo:margin-right="0cm" fo:text-indent="0cm"/>
      <style:text-properties style:font-name="Courier New" fo:font-size="16.5pt"/>
    </style:style>
    <style:style style:name="P17" style:family="paragraph">
      <loext:graphic-properties draw:fill="solid" draw:fill-color="#ffffff"/>
      <style:paragraph-properties fo:text-align="center"/>
      <style:text-properties style:font-name="Arial1" fo:font-size="20pt"/>
    </style:style>
    <style:style style:name="P18" style:family="paragraph">
      <loext:graphic-properties draw:fill="none" draw:fill-color="#ffffff"/>
      <style:paragraph-properties fo:margin-left="0cm" fo:margin-right="0cm" fo:text-indent="0cm"/>
      <style:text-properties style:font-name="Arial1" fo:font-size="15pt"/>
    </style:style>
    <style:style style:name="P19" style:family="paragraph">
      <style:paragraph-properties fo:margin-left="0cm" fo:margin-right="0cm" fo:text-indent="0cm"/>
      <style:text-properties style:font-name="Courier New" fo:font-size="16pt" style:font-size-asian="16pt" style:font-size-complex="16pt"/>
    </style:style>
    <style:style style:name="T1" style:family="text">
      <style:text-properties fo:font-weight="bold"/>
    </style:style>
    <style:style style:name="T2" style:family="text">
      <style:text-properties fo:font-size="20pt"/>
    </style:style>
    <style:style style:name="T3" style:family="text">
      <style:text-properties style:font-name="Courier New"/>
    </style:style>
    <style:style style:name="T4" style:family="text">
      <style:text-properties style:font-name="Courier New" fo:font-size="20pt"/>
    </style:style>
    <style:style style:name="T5" style:family="text">
      <style:text-properties style:font-name="Courier New" fo:font-size="16pt" fo:font-weight="bold" style:font-size-asian="16pt" style:font-weight-asian="bold" style:font-size-complex="16pt" style:font-weight-complex="bold"/>
    </style:style>
    <style:style style:name="T6" style:family="text">
      <style:text-properties style:font-name="Courier New" fo:font-size="16pt" style:font-size-asian="16pt" style:font-size-complex="16pt"/>
    </style:style>
    <style:style style:name="T7" style:family="text">
      <style:text-properties style:font-name="Courier New" fo:font-size="22pt"/>
    </style:style>
    <style:style style:name="T8" style:family="text">
      <style:text-properties style:font-name="Arial1"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63cm" svg:x="1.4cm" svg:y="0.627cm" presentation:class="title">
          <draw:text-box>
            <text:p text:style-name="P1">Linux File System Internals</text:p>
          </draw:text-box>
        </draw:frame>
        <draw:frame presentation:style-name="pr2" draw:text-style-name="P4" draw:layer="layout" svg:width="25.199cm" svg:height="9.135cm" svg:x="1.4cm" svg:y="3.685cm" presentation:class="subtitle">
          <draw:text-box>
            <text:p text:style-name="P3">Peter Chapin</text:p>
            <text:p text:style-name="P3">Vermont State Universit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3cm" svg:x="1.4cm" svg:y="0.627cm" presentation:class="title">
          <draw:text-box>
            <text:p text:style-name="P1">Linux Versions</text:p>
          </draw:text-box>
        </draw:frame>
        <draw:frame presentation:style-name="pr4" draw:text-style-name="P2" draw:layer="layout" svg:width="25.199cm" svg:height="10.538cm" svg:x="1.4cm" svg:y="3.685cm" presentation:class="outline" presentation:user-transformed="true">
          <draw:text-box>
            <text:list text:style-name="L2">
              <text:list-item>
                <text:p text:style-name="P1">Linux is a rapidly changing target.</text:p>
                <text:list>
                  <text:list-item>
                    <text:p text:style-name="P1">Compatibility of internal interfaces is not a priority.</text:p>
                  </text:list-item>
                  <text:list-item>
                    <text:p text:style-name="P1">Adding new features and refactoring are common.</text:p>
                  </text:list-item>
                </text:list>
              </text:list-item>
              <text:list-item>
                <text:p text:style-name="P1">Pros</text:p>
                <text:list>
                  <text:list-item>
                    <text:p text:style-name="P1">Internal design is not saddled with bad decisions.</text:p>
                  </text:list-item>
                </text:list>
              </text:list-item>
              <text:list-item>
                <text:p text:style-name="P1">Cons</text:p>
                <text:list>
                  <text:list-item>
                    <text:p text:style-name="P1">Module authors must make frequent code changes.</text:p>
                  </text:list-item>
                  <text:list-item>
                    <text:p text:style-name="P1">Maintaining backward compatibility is complex.</text:p>
                  </text:list-item>
                </text:list>
              </text:list-item>
              <text:list-item>
                <text:p text:style-name="P1">These slides are for <text:span text:style-name="T1">version 2.6.24.7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1" draw:text-style-name="P2" draw:layer="layout" svg:width="25.199cm" svg:height="2.63cm" svg:x="1.4cm" svg:y="0.627cm" presentation:class="title">
          <draw:text-box>
            <text:p text:style-name="P1">Object Oriented Design</text:p>
          </draw:text-box>
        </draw:frame>
        <draw:rect draw:style-name="gr2" draw:text-style-name="P6" draw:layer="layout" svg:width="5.715cm" svg:height="4.762cm" svg:x="4.445cm" svg:y="6.191cm">
          <text:p/>
        </draw:rect>
        <draw:rect draw:style-name="gr2" draw:text-style-name="P6" draw:layer="layout" svg:width="5.08cm" svg:height="2.857cm" svg:x="14.605cm" svg:y="9.049cm">
          <text:p/>
        </draw:rect>
        <draw:line draw:style-name="gr3" draw:text-style-name="P6" draw:layer="layout" svg:x1="7.62cm" svg:y1="9.525cm" svg:x2="14.605cm" svg:y2="9.525cm">
          <text:p/>
        </draw:line>
        <draw:frame draw:style-name="gr4" draw:text-style-name="P8" draw:layer="layout" svg:width="5.413cm" svg:height="1.825cm" svg:x="4.445cm" svg:y="4.445cm">
          <draw:text-box>
            <text:p text:style-name="P7"><text:span text:style-name="T2">Some Structure</text:span></text:p>
            <text:p text:style-name="P7"><text:span text:style-name="T2">“</text:span><text:span text:style-name="T2">Object”</text:span></text:p>
          </draw:text-box>
        </draw:frame>
        <draw:line draw:style-name="gr5" draw:text-style-name="P9" draw:layer="layout" svg:x1="17.145cm" svg:y1="9.525cm" svg:x2="22.86cm" svg:y2="8.572cm">
          <text:p/>
        </draw:line>
        <draw:line draw:style-name="gr5" draw:text-style-name="P9" draw:layer="layout" svg:x1="17.145cm" svg:y1="10.477cm" svg:x2="22.86cm" svg:y2="10.477cm">
          <text:p/>
        </draw:line>
        <draw:line draw:style-name="gr5" draw:text-style-name="P9" draw:layer="layout" svg:x1="17.145cm" svg:y1="11.43cm" svg:x2="22.86cm" svg:y2="12.383cm">
          <text:p/>
        </draw:line>
        <draw:frame draw:style-name="gr6" draw:text-style-name="P8" draw:layer="layout" svg:width="4.439cm" svg:height="1.038cm" svg:x="14.611cm" svg:y="8.096cm">
          <draw:text-box>
            <text:p text:style-name="P7"><text:span text:style-name="T2">“</text:span><text:span text:style-name="T2">Operations”</text:span></text:p>
          </draw:text-box>
        </draw:frame>
        <draw:frame draw:style-name="gr7" draw:text-style-name="P8" draw:layer="layout" svg:width="3.571cm" svg:height="1.825cm" svg:x="23.495cm" svg:y="9.577cm">
          <draw:text-box>
            <text:p text:style-name="P7"><text:span text:style-name="T2">“</text:span><text:span text:style-name="T2">Method”</text:span></text:p>
            <text:p text:style-name="P7"><text:span text:style-name="T2">Functions</text:span></text:p>
          </draw:text-box>
        </draw:frame>
        <draw:frame draw:style-name="gr8" draw:text-style-name="P8" draw:layer="layout" svg:width="12.406cm" svg:height="2.612cm" svg:x="12.994cm" svg:y="4.697cm">
          <draw:text-box>
            <text:p text:style-name="P7"><text:span text:style-name="T2">Each object contains a pointer to a</text:span></text:p>
            <text:p text:style-name="P7"><text:span text:style-name="T2">structure filled with pointers to method</text:span></text:p>
            <text:p text:style-name="P7"><text:span text:style-name="T2">function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3cm" svg:x="1.4cm" svg:y="0.627cm" presentation:class="title">
          <draw:text-box>
            <text:p text:style-name="P1">Object Oriented? Yes!</text:p>
          </draw:text-box>
        </draw:frame>
        <draw:frame presentation:style-name="pr5" draw:text-style-name="P2" draw:layer="layout" svg:width="25.199cm" svg:height="10.207cm" svg:x="1.4cm" svg:y="3.685cm" presentation:class="outline" presentation:user-transformed="true">
          <draw:text-box>
            <text:list text:style-name="L2">
              <text:list-item>
                <text:p text:style-name="P1">Most instances use the same operations struct.</text:p>
                <text:list>
                  <text:list-item>
                    <text:p text:style-name="P1"><text:s/>... and hence the same methods.</text:p>
                  </text:list-item>
                </text:list>
              </text:list-item>
              <text:list-item>
                <text:p text:style-name="P1">Some instances uses a specialized operations structure.</text:p>
                <text:list>
                  <text:list-item>
                    <text:p text:style-name="P1">... with selected pointers to overriding methods.</text:p>
                  </text:list-item>
                </text:list>
              </text:list-item>
              <text:list-item>
                <text:p text:style-name="P1">Method pointers can often (not always) be NULL.</text:p>
                <text:list>
                  <text:list-item>
                    <text:p text:style-name="P1">Kernel executes a default method in that case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0" draw:layer="layout" svg:width="25.199cm" svg:height="2.63cm" svg:x="1.4cm" svg:y="0.627cm" presentation:class="title">
          <draw:text-box>
            <text:p text:style-name="P1"><text:span text:style-name="T3">struct file_system_type</text:span></text:p>
          </draw:text-box>
        </draw:frame>
        <draw:frame draw:style-name="gr9" draw:text-style-name="P11" draw:layer="layout" svg:width="18.32cm" svg:height="6.651cm" svg:x="5.08cm" svg:y="10.477cm">
          <draw:text-box>
            <text:p text:style-name="P7"><text:span text:style-name="T4">struct file_system_type genericfs_type = {</text:span></text:p>
            <text:p text:style-name="P7"><text:span text:style-name="T4"><text:s text:c="2"/></text:span><text:span text:style-name="T4">.name <text:s text:c="4"/>= "genericfs",</text:span></text:p>
            <text:p text:style-name="P7"><text:span text:style-name="T4"><text:s text:c="2"/></text:span><text:span text:style-name="T4">.fs_flags = FS_REQUIRES_DEV,</text:span></text:p>
            <text:p text:style-name="P7"><text:span text:style-name="T4"><text:s text:c="2"/></text:span><text:span text:style-name="T4">.get_sb <text:s text:c="2"/>= genericfs_read_super,</text:span></text:p>
            <text:p text:style-name="P7"><text:span text:style-name="T4"><text:s text:c="2"/></text:span><text:span text:style-name="T4">.kill_sb <text:s/>= 0,</text:span></text:p>
            <text:p text:style-name="P7"><text:span text:style-name="T4"><text:s text:c="2"/></text:span><text:span text:style-name="T4">.owner <text:s text:c="3"/>= THIS_MODULE</text:span></text:p>
            <text:p text:style-name="P7"><text:span text:style-name="T4">};</text:span></text:p>
            <text:p text:style-name="P7"><text:span text:style-name="T4"/></text:p>
          </draw:text-box>
        </draw:frame>
        <draw:frame presentation:style-name="pr6" draw:text-style-name="P2" draw:layer="layout" svg:width="25.199cm" svg:height="10.207cm" svg:x="1.4cm" svg:y="3.685cm" presentation:class="outline" presentation:user-transformed="true">
          <draw:text-box>
            <text:list text:style-name="L2">
              <text:list-item>
                <text:p text:style-name="P1">Used to tell the kernel about a particular kind of file system.</text:p>
                <text:list>
                  <text:list-item>
                    <text:p text:style-name="P1">The name appears in <text:span text:style-name="T3">/proc/filesystems</text:span></text:p>
                  </text:list-item>
                  <text:list-item>
                    <text:p text:style-name="P1">The name can be used with the mount command.</text:p>
                  </text:list-item>
                </text:list>
              </text:list-item>
              <text:list-item>
                <text:p text:style-name="P1">The <text:span text:style-name="T3">get_sb</text:span> field points to a function that reads the super block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1" draw:text-style-name="P2" draw:layer="layout" svg:width="25.199cm" svg:height="2.63cm" svg:x="1.4cm" svg:y="0.627cm" presentation:class="title">
          <draw:text-box>
            <text:p text:style-name="P1">File System Registration</text:p>
          </draw:text-box>
        </draw:frame>
        <draw:frame draw:style-name="gr10" draw:text-style-name="P13" draw:layer="layout" svg:width="19.167cm" svg:height="11.114cm" svg:x="4.445cm" svg:y="3.175cm">
          <draw:text-box>
            <text:p text:style-name="P12"><text:span text:style-name="T5">int</text:span><text:span text:style-name="T6"> init_module( </text:span><text:span text:style-name="T5">void</text:span><text:span text:style-name="T6"> )</text:span></text:p>
            <text:p text:style-name="P12"><text:span text:style-name="T6">{</text:span></text:p>
            <text:p text:style-name="P12"><text:span text:style-name="T6"><text:s text:c="2"/></text:span><text:span text:style-name="T5">int</text:span><text:span text:style-name="T6"> rc;</text:span></text:p>
            <text:p text:style-name="P12"><text:span text:style-name="T6"><text:s text:c="2"/></text:span><text:span text:style-name="T6">// ...</text:span></text:p>
            <text:p text:style-name="P12"><text:span text:style-name="T6"><text:s text:c="2"/></text:span><text:span text:style-name="T6">rc = register_filesystem( &amp;genericfs_type );</text:span></text:p>
            <text:p text:style-name="P12"><text:span text:style-name="T6"><text:s text:c="2"/></text:span><text:span text:style-name="T6">// ...</text:span></text:p>
            <text:p text:style-name="P12"><text:span text:style-name="T6"><text:s text:c="2"/></text:span><text:span text:style-name="T5">return</text:span><text:span text:style-name="T6"> rc;</text:span></text:p>
            <text:p text:style-name="P12"><text:span text:style-name="T6">}</text:span></text:p>
            <text:p text:style-name="P12"><text:span text:style-name="T6"/></text:p>
            <text:p text:style-name="P12"><text:span text:style-name="T6"/></text:p>
            <text:p text:style-name="P12"><text:span text:style-name="T5">void</text:span><text:span text:style-name="T6"> cleanup_module( </text:span><text:span text:style-name="T5">void</text:span><text:span text:style-name="T6"> )</text:span></text:p>
            <text:p text:style-name="P12"><text:span text:style-name="T6">{</text:span></text:p>
            <text:p text:style-name="P12"><text:span text:style-name="T6"><text:s text:c="2"/></text:span><text:span text:style-name="T6">// ...</text:span></text:p>
            <text:p text:style-name="P12"><text:span text:style-name="T6"><text:s text:c="2"/></text:span><text:span text:style-name="T6">unregister_filesystem( &amp;genericfs_type );</text:span></text:p>
            <text:p text:style-name="P12"><text:span text:style-name="T6"><text:s text:c="2"/></text:span><text:span text:style-name="T6">// ...</text:span></text:p>
            <text:p text:style-name="P12"><text:span text:style-name="T6">}</text:span></text:p>
            <text:p text:style-name="P12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3cm" svg:x="1.4cm" svg:y="0.627cm" presentation:class="title">
          <draw:text-box>
            <text:p text:style-name="P1">Super Block</text:p>
          </draw:text-box>
        </draw:frame>
        <draw:frame presentation:style-name="pr7" draw:text-style-name="P2" draw:layer="layout" svg:width="25.199cm" svg:height="10.207cm" svg:x="1.4cm" svg:y="3.685cm" presentation:class="outline" presentation:user-transformed="true">
          <draw:text-box>
            <text:list text:style-name="L2">
              <text:list-item>
                <text:p text:style-name="P1">One <text:span text:style-name="T3">super_block</text:span> structure for each mounted partition.</text:p>
                <text:list>
                  <text:list-item>
                    <text:p text:style-name="P1">Used to keep track of partition-wide data.</text:p>
                  </text:list-item>
                  <text:list-item>
                    <text:p text:style-name="P1">Contains pointer to <text:span text:style-name="T3">super_operations</text:span> structure</text:p>
                  </text:list-item>
                </text:list>
              </text:list-item>
            </text:list>
          </draw:text-box>
        </draw:frame>
        <draw:frame draw:style-name="gr11" draw:text-style-name="P13" draw:layer="layout" svg:width="26.38cm" svg:height="6.641cm" svg:x="0.784cm" svg:y="7.874cm">
          <draw:text-box>
            <text:p text:style-name="P12"><text:span text:style-name="T5">static</text:span><text:span text:style-name="T6"> </text:span><text:span text:style-name="T5">struct</text:span><text:span text:style-name="T6"> super_operations genericfs_super_operations = {</text:span></text:p>
            <text:p text:style-name="P12"><text:span text:style-name="T6"><text:s text:c="2"/></text:span><text:span text:style-name="T6">.alloc_inode <text:s text:c="2"/>= genericfs_alloc_inode,</text:span></text:p>
            <text:p text:style-name="P12"><text:span text:style-name="T6"><text:s text:c="2"/></text:span><text:span text:style-name="T6">.destroy_inode = genericfs_destroy_inode,</text:span></text:p>
            <text:p text:style-name="P12"><text:span text:style-name="T6"><text:s text:c="2"/></text:span><text:span text:style-name="T6">.read_inode <text:s text:c="3"/>= genericfs_read_inode,</text:span></text:p>
            <text:p text:style-name="P12"><text:span text:style-name="T6"><text:s text:c="2"/></text:span><text:span text:style-name="T6">.write_inode <text:s text:c="2"/>= genericfs_write_inode,</text:span></text:p>
            <text:p text:style-name="P12"><text:span text:style-name="T6"><text:s text:c="2"/></text:span><text:span text:style-name="T6">.delete_inode <text:s/>= genericfs_delete_inode,</text:span></text:p>
            <text:p text:style-name="P12"><text:span text:style-name="T6"><text:s text:c="2"/></text:span><text:span text:style-name="T6">.put_super <text:s text:c="4"/>= genericfs_put_super,</text:span></text:p>
            <text:p text:style-name="P12"><text:span text:style-name="T6"><text:s text:c="2"/></text:span><text:span text:style-name="T6">.statfs <text:s text:c="7"/>= genericfs_statfs</text:span></text:p>
            <text:p text:style-name="P12"><text:span text:style-name="T6">};</text:span></text:p>
            <text:p text:style-name="P12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3cm" svg:x="1.4cm" svg:y="0.627cm" presentation:class="title">
          <draw:text-box>
            <text:p text:style-name="P1">Super Supplementary</text:p>
          </draw:text-box>
        </draw:frame>
        <draw:frame presentation:style-name="pr8" draw:text-style-name="P2" draw:layer="layout" svg:width="25.199cm" svg:height="10.207cm" svg:x="1.4cm" svg:y="3.685cm" presentation:class="outline" presentation:user-transformed="true">
          <draw:text-box>
            <text:list text:style-name="L2">
              <text:list-item>
                <text:p text:style-name="P1">File system specific, partition-wide data goes into a supplementary structure.</text:p>
              </text:list-item>
              <text:list-item>
                <text:p text:style-name="P1">The <text:span text:style-name="T3">super_block</text:span> structure contains a pointer to an instance of this structure.</text:p>
              </text:list-item>
            </text:list>
          </draw:text-box>
        </draw:frame>
        <draw:frame draw:style-name="gr12" draw:text-style-name="P13" draw:layer="layout" svg:width="23.832cm" svg:height="6.002cm" svg:x="2.249cm" svg:y="8.982cm">
          <draw:text-box>
            <text:p text:style-name="P12"><text:span text:style-name="T5">struct</text:span><text:span text:style-name="T6"> gfs_ssupplementary {</text:span></text:p>
            <text:p text:style-name="P12"><text:span text:style-name="T6"/></text:p>
            <text:p text:style-name="P12"><text:span text:style-name="T6"><text:s text:c="2"/></text:span><text:span text:style-name="T6">// Points at cache buffer containing super block.</text:span></text:p>
            <text:p text:style-name="P12"><text:span text:style-name="T6"><text:s text:c="2"/></text:span><text:span text:style-name="T5">struct</text:span><text:span text:style-name="T6"> buffer_head *super_buffer;</text:span></text:p>
            <text:p text:style-name="P12"><text:span text:style-name="T6"/></text:p>
            <text:p text:style-name="P12"><text:span text:style-name="T6"><text:s text:c="2"/></text:span><text:span text:style-name="T6">// Points at the gfs_super_block in the above buffer.</text:span></text:p>
            <text:p text:style-name="P12"><text:span text:style-name="T6"><text:s text:c="2"/></text:span><text:span text:style-name="T5">struct</text:span><text:span text:style-name="T6"> gfs_super_block *gsb;</text:span></text:p>
            <text:p text:style-name="P12"><text:span text:style-name="T6">};</text:span></text:p>
            <text:p text:style-name="P12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3cm" svg:x="1.4cm" svg:y="0.627cm" presentation:class="title">
          <draw:text-box>
            <text:p text:style-name="P1">Allocating Supplementary Structs</text:p>
          </draw:text-box>
        </draw:frame>
        <draw:frame presentation:style-name="pr9" draw:text-style-name="P2" draw:layer="layout" svg:width="25.199cm" svg:height="10.207cm" svg:x="1.4cm" svg:y="3.685cm" presentation:class="outline" presentation:user-transformed="true">
          <draw:text-box>
            <text:list text:style-name="L2">
              <text:list-item>
                <text:p text:style-name="P1">When a super block is read, the supplementary structure must be allocated and filled.</text:p>
              </text:list-item>
              <text:list-item>
                <text:p text:style-name="P1">Function <text:span text:style-name="T3">kmalloc</text:span> is the kernel's general purpose memory allocator.</text:p>
                <text:list>
                  <text:list-item>
                    <text:p text:style-name="P1">Not many super supplementary objects needed.</text:p>
                  </text:list-item>
                </text:list>
              </text:list-item>
            </text:list>
          </draw:text-box>
        </draw:frame>
        <draw:frame draw:style-name="gr13" draw:text-style-name="P13" draw:layer="layout" svg:width="23.832cm" svg:height="3.446cm" svg:x="2.203cm" svg:y="10.16cm">
          <draw:text-box>
            <text:p text:style-name="P12"><text:span text:style-name="T5">struct</text:span><text:span text:style-name="T6"> gfs_ssupplementary *super_sup;</text:span></text:p>
            <text:p text:style-name="P12"><text:span text:style-name="T6"/></text:p>
            <text:p text:style-name="P12"><text:span text:style-name="T6">super_sup = kmalloc(</text:span></text:p>
            <text:p text:style-name="P12"><text:span text:style-name="T6"><text:s text:c="8"/></text:span><text:span text:style-name="T6">GFP_KERNEL, </text:span><text:span text:style-name="T5">sizeof</text:span><text:span text:style-name="T6">(</text:span><text:span text:style-name="T5">struct</text:span><text:span text:style-name="T6"> gfs_ssupplementary ) );</text:span></text:p>
            <text:p text:style-name="P12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3cm" svg:x="1.4cm" svg:y="0.627cm" presentation:class="title">
          <draw:text-box>
            <text:p text:style-name="P1">Root Directory</text:p>
          </draw:text-box>
        </draw:frame>
        <draw:frame presentation:style-name="pr10" draw:text-style-name="P2" draw:layer="layout" svg:width="25.199cm" svg:height="10.207cm" svg:x="1.4cm" svg:y="3.685cm" presentation:class="outline" presentation:user-transformed="true">
          <draw:text-box>
            <text:list text:style-name="L2">
              <text:list-item>
                <text:p text:style-name="P1">When a partition is mounted:</text:p>
                <text:list>
                  <text:list-item>
                    <text:p text:style-name="P1">The super block is read.</text:p>
                  </text:list-item>
                  <text:list-item>
                    <text:p text:style-name="P1">The inode for the root directory is read.</text:p>
                  </text:list-item>
                </text:list>
              </text:list-item>
              <text:list-item>
                <text:p text:style-name="P1">Reading inodes requires that the appropriate super operation be implemented.</text:p>
                <text:list>
                  <text:list-item>
                    <text:p text:style-name="P1">This is <text:span text:style-name="T3">genericfs_read_inode</text:span>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1" draw:text-style-name="P2" draw:layer="layout" svg:width="25.199cm" svg:height="2.63cm" svg:x="1.4cm" svg:y="0.627cm" presentation:class="title">
          <draw:text-box>
            <text:p text:style-name="P1">inodes</text:p>
          </draw:text-box>
        </draw:frame>
        <draw:rect draw:style-name="gr2" draw:text-style-name="P14" draw:layer="layout" svg:width="8.89cm" svg:height="9.525cm" svg:x="4.445cm" svg:y="3.81cm">
          <text:p/>
        </draw:rect>
        <draw:rect draw:style-name="gr2" draw:text-style-name="P14" draw:layer="layout" svg:width="7.62cm" svg:height="5.715cm" svg:x="5.08cm" svg:y="7.144cm">
          <text:p/>
        </draw:rect>
        <draw:rect draw:style-name="gr2" draw:text-style-name="P14" draw:layer="layout" svg:width="6.985cm" svg:height="4.286cm" svg:x="18.415cm" svg:y="9.525cm">
          <text:p/>
        </draw:rect>
        <draw:frame draw:style-name="gr14" draw:text-style-name="P16" draw:layer="layout" svg:width="11.191cm" svg:height="1.127cm" svg:x="16.114cm" svg:y="8.255cm">
          <draw:text-box>
            <text:p text:style-name="P15"><text:span text:style-name="T7">struct inode_operations</text:span></text:p>
          </draw:text-box>
        </draw:frame>
        <draw:frame draw:style-name="gr15" draw:text-style-name="P16" draw:layer="layout" svg:width="10.264cm" svg:height="1.127cm" svg:x="4.392cm" svg:y="2.54cm">
          <draw:text-box>
            <text:p text:style-name="P15"><text:span text:style-name="T7">struct gfs_inode_info</text:span></text:p>
          </draw:text-box>
        </draw:frame>
        <draw:frame draw:style-name="gr16" draw:text-style-name="P16" draw:layer="layout" svg:width="6.077cm" svg:height="1.127cm" svg:x="5.15cm" svg:y="6.121cm">
          <draw:text-box>
            <text:p text:style-name="P15"><text:span text:style-name="T7">struct inode</text:span></text:p>
          </draw:text-box>
        </draw:frame>
        <draw:line draw:style-name="gr5" draw:text-style-name="P17" draw:layer="layout" svg:x1="8.89cm" svg:y1="10.477cm" svg:x2="18.415cm" svg:y2="10.477cm">
          <text:p/>
        </draw:line>
        <draw:frame draw:style-name="gr17" draw:text-style-name="P18" draw:layer="layout" svg:width="6.632cm" svg:height="1.038cm" svg:x="5.433cm" svg:y="4.762cm">
          <draw:text-box>
            <text:p text:style-name="P7"><text:span text:style-name="T8">File system specific</text:span></text:p>
          </draw:text-box>
        </draw:frame>
        <draw:frame draw:style-name="gr18" draw:text-style-name="P18" draw:layer="layout" svg:width="5.726cm" svg:height="1.825cm" svg:x="5.704cm" svg:y="8.335cm">
          <draw:text-box>
            <text:p text:style-name="P7"><text:span text:style-name="T8">General data</text:span></text:p>
            <text:p text:style-name="P7"><text:span text:style-name="T8">used by the VFS</text:span></text:p>
          </draw:text-box>
        </draw:frame>
        <draw:frame draw:style-name="gr19" draw:text-style-name="P18" draw:layer="layout" svg:width="5.715cm" svg:height="2.676cm" svg:x="19.05cm" svg:y="10.53cm">
          <draw:text-box>
            <text:p text:style-name="P7"><text:span text:style-name="T8">Pointers to</text:span></text:p>
            <text:p text:style-name="P7"><text:span text:style-name="T4">inode</text:span><text:span text:style-name="T8"> method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3cm" svg:x="1.4cm" svg:y="0.627cm" presentation:class="title">
          <draw:text-box>
            <text:p text:style-name="P1">Where Do inodes Come From?</text:p>
          </draw:text-box>
        </draw:frame>
        <draw:frame presentation:style-name="pr11" draw:text-style-name="P2" draw:layer="layout" svg:width="25.199cm" svg:height="10.207cm" svg:x="1.4cm" svg:y="3.685cm" presentation:class="outline" presentation:user-transformed="true">
          <draw:text-box>
            <text:list text:style-name="L2">
              <text:list-item>
                <text:p text:style-name="P1">Before calling <text:span text:style-name="T3">genericfs_read_inode</text:span>, the kernel uses the <text:span text:style-name="T3">alloc_inode</text:span> super operation.</text:p>
              </text:list-item>
            </text:list>
          </draw:text-box>
        </draw:frame>
        <draw:frame draw:style-name="gr20" draw:text-style-name="P13" draw:layer="layout" svg:width="25.529cm" svg:height="8.558cm" svg:x="1.27cm" svg:y="6.708cm">
          <draw:text-box>
            <text:p text:style-name="P12"><text:span text:style-name="T5">struct</text:span><text:span text:style-name="T6"> inode *genericfs_alloc_inode( </text:span><text:span text:style-name="T5">struct</text:span><text:span text:style-name="T6"> super_block *sb )</text:span></text:p>
            <text:p text:style-name="P12"><text:span text:style-name="T6">{</text:span></text:p>
            <text:p text:style-name="P12"><text:span text:style-name="T6"><text:s text:c="2"/></text:span><text:span text:style-name="T5">struct</text:span><text:span text:style-name="T6"> gfs_inode_info *gi;</text:span></text:p>
            <text:p text:style-name="P12"><text:span text:style-name="T6"/></text:p>
            <text:p text:style-name="P12"><text:span text:style-name="T6"><text:s text:c="2"/></text:span><text:span text:style-name="T6">ENTERED</text:span></text:p>
            <text:p text:style-name="P12"><text:span text:style-name="T6"><text:s text:c="2"/></text:span><text:span text:style-name="T6">Gi = ( </text:span><text:span text:style-name="T5">struct</text:span><text:span text:style-name="T6"> gfs_inode_info * )</text:span></text:p>
            <text:p text:style-name="P12"><text:span text:style-name="T6"><text:s text:c="4"/></text:span><text:span text:style-name="T6">kmem_cache_alloc( gfs_icache, SLAB_KERNEL );</text:span></text:p>
            <text:p text:style-name="P12"><text:span text:style-name="T6"/></text:p>
            <text:p text:style-name="P12"><text:span text:style-name="T6"><text:s text:c="2"/></text:span><text:span text:style-name="T5">if</text:span><text:span text:style-name="T6"> ( !gi )</text:span></text:p>
            <text:p text:style-name="P12"><text:span text:style-name="T6"><text:s text:c="4"/></text:span><text:span text:style-name="T5">return</text:span><text:span text:style-name="T6"> NULL;</text:span></text:p>
            <text:p text:style-name="P12"><text:span text:style-name="T6"/></text:p>
            <text:p text:style-name="P12"><text:span text:style-name="T6"><text:s text:c="2"/></text:span><text:span text:style-name="T5">return</text:span><text:span text:style-name="T6"> &amp;gi-&gt;vfs_inode;</text:span></text:p>
            <text:p text:style-name="P12"><text:span text:style-name="T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3cm" svg:x="1.4cm" svg:y="0.627cm" presentation:class="title">
          <draw:text-box>
            <text:p text:style-name="P1">Slab Cache</text:p>
          </draw:text-box>
        </draw:frame>
        <draw:frame presentation:style-name="pr12" draw:text-style-name="P2" draw:layer="layout" svg:width="25.199cm" svg:height="10.207cm" svg:x="1.4cm" svg:y="3.685cm" presentation:class="outline" presentation:user-transformed="true">
          <draw:text-box>
            <text:list text:style-name="L2">
              <text:list-item>
                <text:p text:style-name="P1">Many i-nodes are allocated.</text:p>
                <text:list>
                  <text:list-item>
                    <text:p text:style-name="P1">Faster to use a special cache that allocates and handles objects that are all the same size.</text:p>
                  </text:list-item>
                </text:list>
              </text:list-item>
              <text:list-item>
                <text:p text:style-name="P1">Kernel provides a “slab cache” service.</text:p>
                <text:list>
                  <text:list-item>
                    <text:p text:style-name="P1">Each slab cache created handles objects of a specific size.</text:p>
                  </text:list-item>
                  <text:list-item>
                    <text:p text:style-name="P1">Typically there are many such caches active at any one time; each for a different size.</text:p>
                  </text:list-item>
                </text:list>
              </text:list-item>
              <text:list-item>
                <text:p text:style-name="P1">File systems use slab caches for their i-nod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1" draw:text-style-name="P2" draw:layer="layout" svg:width="25.199cm" svg:height="2.63cm" svg:x="1.4cm" svg:y="0.627cm" presentation:class="title">
          <draw:text-box>
            <text:p text:style-name="P1">Creating a Slab Cache</text:p>
          </draw:text-box>
        </draw:frame>
        <draw:frame draw:style-name="gr21" draw:text-style-name="P13" draw:layer="layout" svg:width="27.646cm" svg:height="9.197cm" svg:x="0.405cm" svg:y="3.467cm">
          <draw:text-box>
            <text:p text:style-name="P19"><text:span text:style-name="T5">int</text:span><text:span text:style-name="T6"> init_module( </text:span><text:span text:style-name="T5">void</text:span><text:span text:style-name="T6"> )</text:span></text:p>
            <text:p text:style-name="P19"><text:span text:style-name="T6">{</text:span></text:p>
            <text:p text:style-name="P19"><text:span text:style-name="T6"><text:s text:c="2"/></text:span><text:span text:style-name="T5">int</text:span><text:span text:style-name="T6"> flags = SLAB_RECLAIM_ACCOUNT | SLAB_MEM_SPREAD;</text:span></text:p>
            <text:p text:style-name="P19"><text:span text:style-name="T6"><text:s text:c="2"/></text:span><text:span text:style-name="T6">// ...</text:span></text:p>
            <text:p text:style-name="P19"><text:span text:style-name="T6"><text:s text:c="2"/></text:span><text:span text:style-name="T6">gfs_icache = kmem_cache_create( "gfs_inode_cache",</text:span></text:p>
            <text:p text:style-name="P19"><text:span text:style-name="T6"><text:s text:c="4"/></text:span><text:span text:style-name="T6">Sizeof( struct gfs_inode_info ), 0, flags, init_once );</text:span></text:p>
            <text:p text:style-name="P19"><text:span text:style-name="T6"/></text:p>
            <text:p text:style-name="P19"><text:span text:style-name="T6"><text:s text:c="2"/></text:span><text:span text:style-name="T5">if</text:span><text:span text:style-name="T6"> ( gfs_icache == 0 ) {</text:span></text:p>
            <text:p text:style-name="P19"><text:span text:style-name="T6"><text:s text:c="4"/></text:span><text:span text:style-name="T6">printk( KERN_ERR "GenericFS: can't allocate inode cache.\n" );</text:span></text:p>
            <text:p text:style-name="P19"><text:span text:style-name="T6"><text:s text:c="4"/></text:span><text:span text:style-name="T6">return -ENOMEM;</text:span></text:p>
            <text:p text:style-name="P19"><text:span text:style-name="T6"><text:s text:c="2"/></text:span><text:span text:style-name="T6">}</text:span></text:p>
            <text:p text:style-name="P19"><text:span text:style-name="T6"><text:s text:c="2"/></text:span><text:span text:style-name="T6">// ...</text:span></text:p>
            <text:p text:style-name="P19"><text:span text:style-name="T6">}</text:span></text:p>
            <text:p text:style-name="P19"><text:span text:style-name="T6"/></text:p>
          </draw:text-box>
        </draw:frame>
        <draw:frame draw:style-name="gr22" draw:text-style-name="P11" draw:layer="layout" svg:width="14.498cm" svg:height="5.524cm" svg:x="11.537cm" svg:y="10.16cm">
          <draw:text-box>
            <text:p text:style-name="P7"><text:span text:style-name="T4"/></text:p>
            <text:p text:style-name="P7"><text:span text:style-name="T5">void</text:span><text:span text:style-name="T6"> cleanup_module( </text:span><text:span text:style-name="T5">void</text:span><text:span text:style-name="T6"> )</text:span></text:p>
            <text:p text:style-name="P7"><text:span text:style-name="T6">{</text:span></text:p>
            <text:p text:style-name="P7"><text:span text:style-name="T6"><text:s text:c="2"/></text:span><text:span text:style-name="T6">// ...</text:span></text:p>
            <text:p text:style-name="P7"><text:span text:style-name="T6"><text:s text:c="2"/></text:span><text:span text:style-name="T6">kmem_cache_destroy( gfs_icache );</text:span></text:p>
            <text:p text:style-name="P7"><text:span text:style-name="T6"><text:s text:c="2"/></text:span><text:span text:style-name="T6">// ...</text:span></text:p>
            <text:p text:style-name="P7"><text:span text:style-name="T6">}</text:span></text:p>
            <text:p text:style-name="P7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3cm" svg:x="1.4cm" svg:y="0.627cm" presentation:class="title">
          <draw:text-box>
            <text:p text:style-name="P1">Slab Cache Status</text:p>
          </draw:text-box>
        </draw:frame>
        <draw:frame presentation:style-name="pr13" draw:text-style-name="P2" draw:layer="layout" svg:width="25.199cm" svg:height="10.207cm" svg:x="1.4cm" svg:y="3.685cm" presentation:class="outline" presentation:user-transformed="true">
          <draw:text-box>
            <text:list text:style-name="L2">
              <text:list-item>
                <text:p text:style-name="P1">The status of all slab caches is accessible via the “file” <text:span text:style-name="T3">/proc/slabinfo</text:span>.</text:p>
                <text:list>
                  <text:list-item>
                    <text:p text:style-name="P1">Below shows ext3 slab cache on an active system.</text:p>
                  </text:list-item>
                </text:list>
              </text:list-item>
            </text:list>
          </draw:text-box>
        </draw:frame>
        <draw:frame draw:style-name="gr23" draw:text-style-name="P11" draw:layer="layout" svg:width="26.38cm" svg:height="1.051cm" svg:x="0.635cm" svg:y="8.096cm">
          <draw:text-box>
            <text:p text:style-name="P7"><text:span text:style-name="T4"># name <text:s text:c="12"/>active <text:s text:c="2"/>total <text:s text:c="3"/>size obj/slab pages/slab</text:span></text:p>
          </draw:text-box>
        </draw:frame>
        <draw:frame draw:style-name="gr24" draw:text-style-name="P11" draw:layer="layout" svg:width="23.409cm" svg:height="1.051cm" svg:x="1.403cm" svg:y="9.048cm">
          <draw:text-box>
            <text:p text:style-name="P7"><text:span text:style-name="T4">ext3_inode_cache 67308 <text:s text:c="3"/>85100 <text:s text:c="4"/>760 <text:s text:c="3"/>5 <text:s text:c="8"/>1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.799cm" fo:margin-right="0cm" fo:margin-top="0cm" fo:margin-bottom="0.3cm" fo:text-indent="-0.6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2.698cm" fo:margin-right="0cm" fo:margin-top="0cm" fo:margin-bottom="0.224cm" fo:text-indent="-0.449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3.596cm" fo:margin-right="0cm" fo:margin-top="0cm" fo:margin-bottom="0.149cm" fo:text-indent="-0.449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4.495cm" fo:margin-right="0cm" fo:margin-top="0cm" fo:margin-bottom="0.074cm" fo:text-indent="-0.449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5.394cm" fo:margin-right="0cm" fo:margin-top="0cm" fo:margin-bottom="0.074cm" fo:text-indent="-0.449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6.294cm" fo:margin-right="0cm" fo:margin-top="0cm" fo:margin-bottom="0.074cm" fo:text-indent="-0.449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7.193cm" fo:margin-right="0cm" fo:margin-top="0cm" fo:margin-bottom="0.074cm" fo:text-indent="-0.449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8.092cm" fo:margin-right="0cm" fo:margin-top="0cm" fo:margin-bottom="0.074cm" fo:text-indent="-0.449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979cm" svg:height="4.487cm" svg:x="1cm" svg:y="2.407cm"/>
      <draw:page-thumbnail draw:layer="backgroundobjects" svg:width="7.979cm" svg:height="4.487cm" svg:x="1cm" svg:y="8.551cm"/>
      <draw:page-thumbnail draw:layer="backgroundobjects" svg:width="7.979cm" svg:height="4.487cm" svg:x="1cm" svg:y="14.695cm"/>
      <draw:page-thumbnail draw:layer="backgroundobjects" svg:width="7.979cm" svg:height="4.487cm" svg:x="9.98cm" svg:y="2.407cm"/>
      <draw:page-thumbnail draw:layer="backgroundobjects" svg:width="7.979cm" svg:height="4.487cm" svg:x="9.98cm" svg:y="8.551cm"/>
      <draw:page-thumbnail draw:layer="backgroundobjects" svg:width="7.979cm" svg:height="4.487cm" svg:x="9.98cm" svg:y="14.695cm"/>
      <draw:page-thumbnail draw:layer="backgroundobjects" svg:width="7.979cm" svg:height="4.487cm" svg:x="18.96cm" svg:y="2.407cm"/>
      <draw:page-thumbnail draw:layer="backgroundobjects" svg:width="7.979cm" svg:height="4.487cm" svg:x="18.96cm" svg:y="8.551cm"/>
      <draw:page-thumbnail draw:layer="backgroundobjects" svg:width="7.979cm" svg:height="4.487cm" svg:x="18.96cm" svg:y="14.69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meta:creation-date>2007-10-19T10:13:55</meta:creation-date>
    <dc:creator>Peter Chapin</dc:creator>
    <dc:date>2024-10-30T12:44:49.486861965</dc:date>
    <dc:language>en-US</dc:language>
    <meta:editing-cycles>8</meta:editing-cycles>
    <meta:editing-duration>PT4H57M6S</meta:editing-duration>
    <meta:document-statistic meta:object-count="110"/>
    <meta:user-defined meta:name="Info 1"/>
    <meta:user-defined meta:name="Info 2"/>
    <meta:user-defined meta:name="Info 3"/>
    <meta:user-defined meta:name="Info 4"/>
  </office:meta>
</office:document-meta>
</file>